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6pt" officeooo:rsid="000978c6" officeooo:paragraph-rsid="000978c6" style:font-size-asian="22.75pt" style:font-size-complex="26pt"/>
    </style:style>
    <style:style style:name="P2" style:family="paragraph" style:parent-style-name="Standard">
      <style:text-properties fo:font-size="18pt" officeooo:rsid="000978c6" officeooo:paragraph-rsid="000978c6" style:font-size-asian="15.75pt" style:font-size-complex="18pt"/>
    </style:style>
    <style:style style:name="P3" style:family="paragraph" style:parent-style-name="Standard">
      <style:text-properties fo:font-size="18pt" officeooo:paragraph-rsid="000978c6" style:font-size-asian="18pt" style:font-size-complex="18pt"/>
    </style:style>
    <style:style style:name="P4" style:family="paragraph" style:parent-style-name="Standard">
      <style:text-properties fo:font-size="18pt" officeooo:paragraph-rsid="0009effa" style:font-size-asian="18pt" style:font-size-complex="18pt"/>
    </style:style>
    <style:style style:name="P5" style:family="paragraph" style:parent-style-name="Standard">
      <style:text-properties fo:font-size="22pt" officeooo:rsid="000978c6" officeooo:paragraph-rsid="000978c6" style:font-size-asian="19.25pt" style:font-size-complex="22pt"/>
    </style:style>
    <style:style style:name="P6" style:family="paragraph" style:parent-style-name="Standard">
      <style:text-properties officeooo:paragraph-rsid="000978c6"/>
    </style:style>
    <style:style style:name="P7" style:family="paragraph" style:parent-style-name="Standard">
      <style:text-properties officeooo:paragraph-rsid="0009effa"/>
    </style:style>
    <style:style style:name="P8" style:family="paragraph" style:parent-style-name="Text_20_body">
      <style:text-properties officeooo:paragraph-rsid="000978c6"/>
    </style:style>
    <style:style style:name="P9" style:family="paragraph" style:parent-style-name="Text_20_body" style:list-style-name="L3">
      <style:text-properties fo:font-size="18pt" style:font-size-asian="18pt" style:font-size-complex="18pt"/>
    </style:style>
    <style:style style:name="P10" style:family="paragraph" style:parent-style-name="Text_20_body">
      <style:text-properties fo:font-size="18pt" style:font-size-asian="18pt" style:font-size-complex="18pt"/>
    </style:style>
    <style:style style:name="P11" style:family="paragraph" style:parent-style-name="Text_20_body">
      <style:text-properties officeooo:paragraph-rsid="0009effa"/>
    </style:style>
    <style:style style:name="T1" style:family="text">
      <style:text-properties fo:font-size="18pt" style:font-size-asian="15.75pt" style:font-size-complex="18pt"/>
    </style:style>
    <style:style style:name="T2" style:family="text">
      <style:text-properties fo:font-size="18pt" officeooo:rsid="000978c6" style:font-size-asian="15.75pt" style:font-size-complex="18pt"/>
    </style:style>
    <style:style style:name="T3" style:family="text">
      <style:text-properties fo:font-size="18pt" style:font-size-asian="18pt" style:font-size-complex="18pt"/>
    </style:style>
    <style:style style:name="T4" style:family="text">
      <style:text-properties fo:font-size="18pt" officeooo:rsid="000978c6" style:font-size-asian="18pt" style:font-size-complex="18pt"/>
    </style:style>
    <style:style style:name="T5" style:family="text">
      <style:text-properties fo:font-size="22pt" officeooo:rsid="000978c6" style:font-size-asian="19.25pt" style:font-size-complex="22pt"/>
    </style:style>
    <style:style style:name="T6" style:family="text">
      <style:text-properties fo:font-size="20pt" style:font-size-asian="20pt" style:font-size-complex="2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ort Vector Machine (SVM) Project</text:p>
      <text:p text:style-name="P1"/>
      <text:p text:style-name="P2">SVM is a machine learning algorithm that can be used for classification and regression problems. The main idea of SVM is to find the best line (in 2D) or hyperplane (in higher dimensions) that separates the classes of data with the maximum margin. In simple words, it tries to draw a boundary that divides the data points of different classes as clearly as possible.</text:p>
      <text:p text:style-name="P2"/>
      <text:p text:style-name="P6"><text:span text:style-name="T5">problem 1:</text:span><text:span text:style-name="T6">Converting text to numerical data</text:span></text:p>
      <text:p text:style-name="P8"><text:span text:style-name="T2"><text:tab/>I have a dataset for </text:span><text:span text:style-name="Strong_20_Emphasis"><text:span text:style-name="T2">fake news detection</text:span></text:span><text:span text:style-name="T2">, and I wanted to <text:tab/>convert the text into numerical data. At first, I tried to extract <text:tab/>features like</text:span><text:span text:style-name="T4">:</text:span></text:p>
      <text:list text:style-name="L3">
        <text:list-item>
          <text:list>
            <text:list-item>
              <text:p text:style-name="P9">text length,</text:p>
            </text:list-item>
            <text:list-item>
              <text:p text:style-name="P9">most frequent words,</text:p>
            </text:list-item>
            <text:list-item>
              <text:p text:style-name="P9">average word length,<text:line-break/>and some other similar features. But this method did not work well.</text:p>
            </text:list-item>
          </text:list>
        </text:list-item>
      </text:list>
      <text:p text:style-name="Text_20_body"><text:span text:style-name="T3"><text:tab/>Then I tried another way, which is </text:span><text:span text:style-name="Strong_20_Emphasis"><text:span text:style-name="T3">simple tokenization using <text:tab/>TF-IDF</text:span></text:span><text:span text:style-name="T3">, mapping each word to a number using its formula.</text:span></text:p>
      <text:p text:style-name="P3"/>
      <text:p text:style-name="P5"><text:span text:style-name="T1"/></text:p>
      <text:p text:style-name="P7"><text:span text:style-name="T5">problem2:</text:span><text:span text:style-name="T6">Large data and model choice</text:span><text:span text:style-name="T5"> </text:span></text:p>
      <text:p text:style-name="P11"><text:span text:style-name="T2"><text:tab/>The dataset was very large, and I was not able to train it using <text:tab/>SVM with the RBF kernel. So instead, I used another model <text:tab/>called </text:span><text:span text:style-name="Strong_20_Emphasis"><text:span text:style-name="T2">LinearSVC</text:span></text:span><text:span text:style-name="T2">.</text:span></text:p>
      <text:p text:style-name="P10"><text:tab/>I initially thought it would not be possible to use the TF-IDF <text:tab/>tokenizer with this model because RBF adds some new <text:tab/>features, and TF-IDF does not store data as simple arrays—it <text:soft-page-break/><text:tab/>stores only the non-zero points. However, LinearSVC can <text:tab/>work with this type of sparse input efficiently.</text:p>
      <text:p text:style-name="P4"/>
      <text:p text:style-name="P5"><text:span text:style-name="T1"/></text:p>
      <text:p text:style-name="P7"><text:span text:style-name="T5">problem3: </text:span><text:span text:style-name="T2">API and containerization</text:span></text:p>
      <text:p text:style-name="P7"><text:span text:style-name="T2"><text:tab/></text:span><text:span text:style-name="T1">This problem is not directly about AI, but it is related. I <text:tab/>wanted to build an API for this project and containerize it. I <text:tab/>decided to use </text:span><text:span text:style-name="Strong_20_Emphasis"><text:span text:style-name="T1">FastAPI</text:span></text:span><text:span text:style-name="T1">.</text:span></text:p>
      <text:p text:style-name="Text_20_body"><text:span text:style-name="T3"><text:tab/>At first, I thought about training the model each time the API <text:tab/>starts, but this is not efficient. Then I realized I could save the <text:tab/>trained model using </text:span><text:span text:style-name="Strong_20_Emphasis"><text:span text:style-name="T3">joblib</text:span></text:span><text:span text:style-name="T3">. I saved the model after training <text:tab/>and then loaded it each time the API launches, which makes <text:tab/>the API faster and more effici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4T10:49:56.412084333</meta:creation-date>
    <dc:date>2025-09-04T11:05:23.289968568</dc:date>
    <meta:editing-duration>PT5M11S</meta:editing-duration>
    <meta:editing-cycles>1</meta:editing-cycles>
    <meta:document-statistic meta:table-count="0" meta:image-count="0" meta:object-count="0" meta:page-count="2" meta:paragraph-count="14" meta:word-count="308" meta:character-count="1767" meta:non-whitespace-character-count="1455"/>
    <meta:generator>LibreOffice/24.2.7.2$Linux_X86_64 LibreOffice_project/420$Build-2</meta:generator>
  </office:meta>
</office:document-meta>
</file>